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6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co_n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hrs</text:p>
          </table:table-cell>
          <table:table-cell office:value-type="string" calcext:value-type="string">
            <text:p>prereq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ritical Reading and Composi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alculus 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lgorithmic Design 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omputing in the Modern Worl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hetoric and Composi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alculus 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he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General Chemistr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hem</text:p>
          </table:table-cell>
          <table:table-cell office:value-type="string" calcext:value-type="string">
            <text:p>111L</text:p>
          </table:table-cell>
          <table:table-cell office:value-type="string" calcext:value-type="string">
            <text:p>General Chemistry La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y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Essentials of Phys 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hys</text:p>
          </table:table-cell>
          <table:table-cell office:value-type="string" calcext:value-type="string">
            <text:p>211L</text:p>
          </table:table-cell>
          <table:table-cell office:value-type="string" calcext:value-type="string">
            <text:p>Essentials of Phys La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lgorithmic Design 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UNIX?Linus Fundamental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igital Logic Desig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Introduction to Software Engineer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Discrete Structur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he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General Chemistry 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hem</text:p>
          </table:table-cell>
          <table:table-cell office:value-type="string" calcext:value-type="string">
            <text:p>112L</text:p>
          </table:table-cell>
          <table:table-cell office:value-type="string" calcext:value-type="string">
            <text:p>General Chemistry La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y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Essentials of Phys 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hys</text:p>
          </table:table-cell>
          <table:table-cell office:value-type="string" calcext:value-type="string">
            <text:p>212L</text:p>
          </table:table-cell>
          <table:table-cell office:value-type="string" calcext:value-type="string">
            <text:p>Essentials of Phys La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ch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ublic Communica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Intro to Computer Architec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Vector Calculu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Operating System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rogramming Language Structur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Data Structures &amp; Algorithm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of. Issues in Computer Science Engr.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Technical Writ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Business Writ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Introduction to Computer Network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Statistics for Enginee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apstone Computing Project 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oundations of Computa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pplied Linear Algebr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344L</text:p>
          </table:table-cell>
          <table:table-cell office:value-type="string" calcext:value-type="string">
            <text:p>Applied Linear Algebra La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Capstone Computing Project 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Robotic Applications &amp; Desig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lectrical Scienc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Elementary Differential Equation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ircui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ignals &amp; System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Embedded System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Computer Systems Engineer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Electronic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Advanced Digital Design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52:59.100012480</meta:creation-date>
    <dc:date>2017-09-20T13:19:08.411247428</dc:date>
    <meta:editing-duration>PT15M18S</meta:editing-duration>
    <meta:editing-cycles>2</meta:editing-cycles>
    <meta:generator>LibreOffice/5.1.6.2$Linux_X86_64 LibreOffice_project/10m0$Build-2</meta:generator>
    <meta:document-statistic meta:table-count="1" meta:cell-count="181" meta:object-count="0"/>
  </office:meta>
</office:document-meta>
</file>